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4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4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2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2:12:10.07</dc:date>
    <meta:generator>OpenOffice/4.1.16$Win32 OpenOffice.org_project/4116m3$Build-9816</meta:generator>
    <meta:editing-duration>P1DT10H16M49S</meta:editing-duration>
    <meta:editing-cycles>212</meta:editing-cycles>
    <meta:document-statistic meta:table-count="16" meta:cell-count="1409" meta:object-count="0"/>
  </office:meta>
</office:document-meta>
</file>